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20-12-17 16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2376" calcext:value-type="float">
            <text:p>19.77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9-02-08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8-01-25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7-01-27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6-01-07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4-12-03 20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4-01-27 19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3-01-25 17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4952" calcext:value-type="float">
            <text:p>22.09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2-01-05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1-01-12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10-01-18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8136" calcext:value-type="float">
            <text:p>20.13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9-01-08 19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73544" calcext:value-type="float">
            <text:p>19.97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8-01-29 19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3232" calcext:value-type="float">
            <text:p>19.76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7-01-09 19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6-01-04 16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0056" calcext:value-type="float">
            <text:p>20.26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5-02-17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4088" calcext:value-type="float">
            <text:p>19.75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4-02-05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31456" calcext:value-type="float">
            <text:p>20.03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3-02-10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2-02-20 17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8616" calcext:value-type="float">
            <text:p>20.1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1-01-11 1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2000-02-02 15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9-01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8912" calcext:value-type="float">
            <text:p>19.48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3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2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90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89-0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87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21528" calcext:value-type="float">
            <text:p>18.321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8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457095245801</text:p>
          </table:table-cell>
          <table:table-cell office:value-type="string" calcext:value-type="string">
            <text:p>1966-08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7176" calcext:value-type="float">
            <text:p>16.26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11" meta:object-count="0"/>
    <meta:user-defined meta:name="AppVersion">3.0</meta:user-defined>
  </office:meta>
</office:document-meta>
</file>